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3" style:family="paragraph" style:parent-style-name="Preformatted_20_Text">
      <style:paragraph-properties fo:text-align="justify" style:justify-single-word="false"/>
      <style:text-properties style:font-name="Times New Roman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officeooo:paragraph-rsid="00195a80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l Expense Tracker – Project Documentation</text:p>
      <text:p text:style-name="P2">Description</text:p>
      <text:p text:style-name="P3">The Personal Expense Tracker is a command-line Python application that allows users to log, view, and manage their daily expenses, track their spending habits, and ensure they stay within a predefined monthly budget. The tool also enables saving and loading expense data via a CSV file, allowing the user to resume from where they left off.</text:p>
      <text:p text:style-name="P3"/>
      <text:p text:style-name="P2">Objectives</text:p>
      <text:p text:style-name="P3">Design and implement a personal expense tracking tool.</text:p>
      <text:p text:style-name="P3">Allow users to log expenses with category, amount, description, and date.</text:p>
      <text:p text:style-name="P3">Implement file-based persistence using CSV files to store and retrieve expenses.</text:p>
      <text:p text:style-name="P3">Create an interactive menu to navigate various features easily.</text:p>
      <text:p text:style-name="P3"/>
      <text:p text:style-name="P2">Features Implemented</text:p>
      <text:p text:style-name="P2">Add Expense</text:p>
      <text:p text:style-name="P3">Prompts the user to enter a date, category, amount, and description for the expense. Input validation ensures proper formatting (e.g., date and numeric checks).</text:p>
      <text:p text:style-name="P3"/>
      <text:p text:style-name="P2">View Expenses</text:p>
      <text:p text:style-name="P3">Displays all the expenses stored in memory in a user-friendly format with enumerated entries.</text:p>
      <text:p text:style-name="P3"/>
      <text:p text:style-name="P3">Set Budget</text:p>
      <text:p text:style-name="P3">Asks the user to enter a monthly budget and compares it against total expenses to indicate whether the user has overspent, underspent, or matched the budget.</text:p>
      <text:p text:style-name="P3"/>
      <text:p text:style-name="P2">Save to CSV File</text:p>
      <text:p text:style-name="P3">Saves all current expenses into a CSV file (Project.csv) with headers for easy viewing and analysis.</text:p>
      <text:p text:style-name="P3"/>
      <text:p text:style-name="P2">Load from CSV File</text:p>
      <text:p text:style-name="P3">Automatically loads saved expenses from the CSV file when the program starts, so the user can continue seamlessly.</text:p>
      <text:p text:style-name="P3"/>
      <text:p text:style-name="P2">File Structure</text:p>
      <text:p text:style-name="P3"><text:span text:style-name="T1">budget.py</text:span> – Main Python script containing all logic and functions.</text:p>
      <text:p text:style-name="P3"/>
      <text:p text:style-name="P3"><text:span text:style-name="T1">Project.csv</text:span> – The data file where all expenses are stored.</text:p>
      <text:p text:style-name="P3"/>
      <text:p text:style-name="P3"/>
      <text:p text:style-name="P2">Sample Expense Format (CSV)</text:p>
      <text:p text:style-name="P4"><text:tab/></text:p>
      <text:p text:style-name="P4"><text:tab/>date,category,amount,description</text:p>
      <text:p text:style-name="P3"><text:tab/>2024-07-01,food,10.5,Lunch at cafeteria</text:p>
      <text:p text:style-name="P3"><text:tab/>2024-07-02,transport,3.0,Bus fare</text:p>
      <text:p text:style-name="P3"/>
      <text:p text:style-name="P2">How to Run</text:p>
      <text:p text:style-name="P3">Ensure Python 3 is installed.</text:p>
      <text:p text:style-name="P3"><text:span text:style-name="T1">Run the program:</text:span></text:p>
      <text:p text:style-name="P3">python budget.py</text:p>
      <text:p text:style-name="P3"/>
      <text:p text:style-name="P3"/>
      <text:p text:style-name="P2">Limitations &amp; Future Enhancements</text:p>
      <text:p text:style-name="P3">Currently uses CSV for persistence; future upgrades can use SQLite or JSON.</text:p>
      <text:p text:style-name="P3"/>
      <text:p text:style-name="P3">No GUI; could be enhanced with Tkinter or a web-based frontend.</text:p>
      <text:p text:style-name="P3"/>
      <text:p text:style-name="P3">Categories could be made selectable from a predefined list to avoid typos.</text:p>
      <text:p text:style-name="P3"/>
      <text:p text:style-name="P3"/>
      <text:p text:style-name="P2">Conclusion</text:p>
      <text:p text:style-name="P3">This project demonstrates how basic file handling, data validation, and user interaction in Python can be combined </text:p>
      <text:p text:style-name="P3">to solve real-world problems. It builds a foundation for future enhancements in personal finance and data tracking </text:p>
      <text:p text:style-name="P3">applications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7T14:04:01.852099888</dc:date>
    <meta:editing-duration>PT2M19S</meta:editing-duration>
    <meta:editing-cycles>1</meta:editing-cycles>
    <meta:document-statistic meta:table-count="0" meta:image-count="0" meta:object-count="0" meta:page-count="1" meta:paragraph-count="39" meta:word-count="334" meta:character-count="2233" meta:non-whitespace-character-count="1928"/>
    <meta:generator>LibreOffice/24.2.7.2$Linux_X86_64 LibreOffice_project/420$Build-2</meta:generator>
  </office:meta>
</office:document-meta>
</file>